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EB7D74B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brary Databa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abl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ook</text:p>
              </text:list-item>
              <text:list-item>
                <text:p>Fine</text:p>
              </text:list-item>
              <text:list-item>
                <text:p>Rating</text:p>
              </text:list-item>
              <text:list-item>
                <text:p>Us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Book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1">Barcode</text:span><text:span text:style-name="T2"> or </text:span><text:span text:style-name="T1">ISBN</text:span></text:p>
              </text:list-item>
              <text:list-item>
                <text:p text:style-name="P2"><text:span text:style-name="T2">Title</text:span></text:p>
              </text:list-item>
              <text:list-item>
                <text:p text:style-name="P2"><text:span text:style-name="T2">Publisher</text:span></text:p>
              </text:list-item>
              <text:list-item>
                <text:p text:style-name="P2"><text:span text:style-name="T2">Year</text:span></text:p>
              </text:list-item>
              <text:list-item>
                <text:p text:style-name="P2"><text:span text:style-name="T2">Author(s)</text:span></text:p>
              </text:list-item>
              <text:list-item>
                <text:p text:style-name="P2"><text:span text:style-name="T2">Description</text:span></text:p>
                <text:list>
                  <text:list-item>
                    <text:p><text:span text:style-name="T2">Hardcover, paperback, number of pages, series?, characters, etc.</text:span></text:p>
                  </text:list-item>
                </text:list>
              </text:list-item>
              <text:list-item>
                <text:p text:style-name="P2"><text:span text:style-name="T2">Request</text:span></text:p>
              </text:list-item>
              <text:list-item>
                <text:p text:style-name="P2"><text:span text:style-name="T2">Enumerated Collection Type</text:span></text:p>
                <text:list>
                  <text:list-item>
                    <text:p><text:span text:style-name="T2">Fiction, Mystery, Sci-Fi, Picture Book, Graphic Novel, etc.</text:span></text:p>
                  </text:list-item>
                </text:list>
              </text:list-item>
              <text:list-item>
                <text:p><text:span text:style-name="T2">Enumerated Status</text:span></text:p>
                <text:list>
                  <text:list-item>
                    <text:p><text:span text:style-name="T2">Checked-in, Checked-out, Not Available, etc.</text:span></text:p>
                  </text:list-item>
                </text:list>
              </text:list-item>
              <text:list-item>
                <text:p><text:span text:style-name="T2">Due Date</text:span></text:p>
              </text:list-item>
              <text:list-item>
                <text:p><text:span text:style-name="T2">Subject</text:span></text:p>
                <text:list>
                  <text:list-item>
                    <text:p><text:span text:style-name="T2">Space, Detective, Romance, Gold Rush, Crime, Insects, Gardening, etc.</text:span></text:p>
                  </text:list-item>
                </text:list>
              </text:list-item>
              <text:list-item>
                <text:p><text:span text:style-name="T2">Library Location</text:span></text:p>
              </text:list-item>
              <text:list-item>
                <text:p><text:span text:style-name="T2">Call Number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Fine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1">Barcode</text:span></text:p>
              </text:list-item>
              <text:list-item>
                <text:p text:style-name="P2"><text:span text:style-name="T1">UserID</text:span></text:p>
              </text:list-item>
              <text:list-item>
                <text:p text:style-name="P2"><text:span text:style-name="T2">Incur a late fee for each day</text:span></text:p>
              </text:list-item>
              <text:list-item>
                <text:p text:style-name="P2"><text:span text:style-name="T2">Price of Book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Ra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umerated Rating</text:p>
                <text:list>
                  <text:list-item>
                    <text:p>1~5 stars</text:p>
                  </text:list-item>
                </text:list>
              </text:list-item>
              <text:list-item>
                <text:p><text:span text:style-name="T1">UserID</text:span></text:p>
              </text:list-item>
              <text:list-item>
                <text:p>Comment</text:p>
              </text:list-item>
              <text:list-item>
                <text:p>Upvote/Downvot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Use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UserID</text:span><text:span text:style-name="T2"> or </text:span><text:span text:style-name="T1">Barcode</text:span></text:p>
              </text:list-item>
              <text:list-item>
                <text:p><text:span text:style-name="T1">Drivers License</text:span></text:p>
              </text:list-item>
              <text:list-item>
                <text:p>Name</text:p>
              </text:list-item>
              <text:list-item>
                <text:p>Phone</text:p>
              </text:list-item>
              <text:list-item>
                <text:p>Email</text:p>
              </text:list-item>
              <text:list-item>
                <text:p>Enumerated Borrow Type</text:p>
                <text:list>
                  <text:list-item>
                    <text:p>Adult, Child, etc.</text:p>
                  </text:list-item>
                </text:list>
              </text:list-item>
              <text:list-item>
                <text:p>Requested Materials</text:p>
              </text:list-item>
              <text:list-item>
                <text:p>Fee Owe</text:p>
              </text:list-item>
              <text:list-item>
                <text:p>Block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Application Idea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arch and Request Materials</text:p>
              </text:list-item>
              <text:list-item>
                <text:p>Search for all ratings</text:p>
              </text:list-item>
              <text:list-item>
                <text:p>Search Material Filter</text:p>
                <text:list>
                  <text:list-item>
                    <text:p>By location</text:p>
                  </text:list-item>
                  <text:list-item>
                    <text:p>Author</text:p>
                  </text:list-item>
                  <text:list-item>
                    <text:p>Material Type</text:p>
                  </text:list-item>
                  <text:list-item>
                    <text:p>Year Published</text:p>
                  </text:list-item>
                  <text:list-item>
                    <text:p>Series</text:p>
                  </text:list-item>
                </text:list>
              </text:list-item>
              <text:list-item>
                <text:p>Search Description</text:p>
                <text:list>
                  <text:list-item>
                    <text:p>'Like' strings (such as 'like' character_name in description)</text:p>
                  </text:list-item>
                </text:list>
              </text:list-item>
              <text:list-item>
                <text:p>Allow user to rate item</text:p>
              </text:list-item>
              <text:list-item>
                <text:p>Number of copies availabl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Data Min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umber of check-outs</text:p>
              </text:list-item>
              <text:list-item>
                <text:p>Number of ratings</text:p>
              </text:list-item>
              <text:list-item>
                <text:p>Total Fines</text:p>
              </text:list-item>
              <text:list-item>
                <text:p>Number of registered users</text:p>
              </text:list-item>
              <text:list-item>
                <text:p>Number of collection types</text:p>
              </text:list-item>
              <text:list-item>
                <text:p>Which library is the busiest?</text:p>
                <text:list>
                  <text:list-item>
                    <text:p>Number of check-outs and check-ins at library location</text:p>
                  </text:list-item>
                </text:list>
              </text:list-item>
              <text:list-item>
                <text:p>Which author or collection type are the most popular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EB7D74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0:52:11.574000000</meta:creation-date>
    <dc:date>2015-03-10T13:22:19.644000000</dc:date>
    <meta:editing-duration>PT2H14M54S</meta:editing-duration>
    <meta:editing-cycles>11</meta:editing-cycles>
    <meta:generator>LibreOffice/4.4.0.3$Windows_x86 LibreOffice_project/de093506bcdc5fafd9023ee680b8c60e3e0645d7</meta:generator>
    <meta:document-statistic meta:object-count="65"/>
  </office:meta>
</office:document-meta>
</file>